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 style:master-page-name="First_20_Page">
      <style:paragraph-properties fo:margin-left="2cm" fo:margin-right="0cm" fo:margin-top="0cm" fo:margin-bottom="0.212cm" style:contextual-spacing="false" fo:line-height="100%" fo:text-indent="0cm" style:auto-text-indent="false" style:page-number="auto"/>
      <style:text-properties style:font-name="Arial2" fo:font-size="10pt" officeooo:paragraph-rsid="0000bc86" style:font-size-asian="10pt" style:font-size-complex="10pt"/>
    </style:style>
    <style:style style:name="P2" style:family="paragraph" style:parent-style-name="Standard_20__28_user_29_">
      <style:paragraph-properties fo:margin-left="2cm" fo:margin-right="0cm" fo:margin-top="0cm" fo:margin-bottom="0.212cm" style:contextual-spacing="false" fo:line-height="100%" fo:text-indent="0cm" style:auto-text-indent="false"/>
      <style:text-properties style:font-name="Arial2" fo:font-size="10pt" officeooo:paragraph-rsid="0000bc86" style:font-size-asian="10pt" style:font-size-complex="10pt"/>
    </style:style>
    <style:style style:name="P3" style:family="paragraph" style:parent-style-name="Standard_20__28_user_29_">
      <style:paragraph-properties fo:margin-left="2cm" fo:margin-right="0cm" fo:margin-top="0cm" fo:margin-bottom="0.212cm" style:contextual-spacing="false" fo:line-height="100%" fo:text-indent="0cm" style:auto-text-indent="false"/>
      <style:text-properties style:font-name="Arial2" fo:font-size="10pt" officeooo:rsid="002ec3a2" officeooo:paragraph-rsid="002ec3a2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gr1" style:family="graphic">
      <style:graphic-properties draw:stroke="solid" svg:stroke-width="0.053cm" svg:stroke-color="#4f81b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cm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itre Julien Deyres" text:name="Avocat"/>
        <text:user-field-decl office:value-type="string" office:string-value="Maître prénom nom" text:name="nom_de_l_avocat"/>
        <text:user-field-decl office:value-type="string" office:string-value="" text:name="bénéficiaire"/>
      </text:user-field-decls>
      <text:p text:style-name="P1">MINISTÈRE DE LA DÉFENSE</text:p>
      <text:p text:style-name="P2">ÉTAT-MAJOR DES ARMÉES</text:p>
      <text:p text:style-name="P3"/>
      <text:p text:style-name="P2">DÉCISION N° [numéro à compléter]</text:p>
      <text:p text:style-name="P2"/>
      <text:p text:style-name="P2">{d.decision.type === "PJ" ? "ACCORDANT LA PROTECTION JURIDIQUE" : </text:p>
      <text:p text:style-name="P2"><text:s/>d.decision.type === "AJ" ? "ACCORDANT L'AIDE JURIDIQUE" :</text:p>
      <text:p text:style-name="P2"><text:s/>d.decision.type === "AJE" ? "ACCORDANT L'AIDE JURIDIQUE EXCEPTIONNELLE" :</text:p>
      <text:p text:style-name="P2"><text:s/>"REJETANT LA DEMANDE DE PROTECTION JURIDIQUE"}</text:p>
      <text:p text:style-name="P2"/>
      <text:p text:style-name="P2">{d.decision.visa}</text:p>
      <text:p text:style-name="P2"/>
      <text:p text:style-name="P2">Vu la demande en date du {d.decision.dateDemande} par laquelle {d.beneficiaire.qualite === "Militaire" ? d.militaire.grade + " " : ""}{d.beneficiaire.prenom} {d.beneficiaire.nom} </text:p>
      <text:p text:style-name="P2">{d.beneficiaire.qualite === "Militaire" ? "" : ", en qualité de " + d.beneficiaire.qualite + " de " + d.militaire.grade + " " + d.militaire.prenom + " " + d.militaire.nom}, </text:p>
      <text:p text:style-name="P2">sollicite le bénéfice de la protection juridique complémentaire,</text:p>
      <text:p text:style-name="P2"/>
      <text:p text:style-name="P2">Vu les faits survenus le {d.affaire.dateFaits} à {d.affaire.lieu}, concernant l'affaire {d.affaire.nom},</text:p>
      <text:p text:style-name="P2"/>
      <text:p text:style-name="P2">DÉCIDE</text:p>
      <text:p text:style-name="P2"/>
      <text:p text:style-name="P2">Article 1 : La protection juridique complémentaire est {d.decision.type === "REJET" ? "refusée" : "accordée"} à {d.beneficiaire.prenom} {d.beneficiaire.nom}, </text:p>
      <text:p text:style-name="P2">{d.beneficiaire.qualite === "Militaire" ? d.militaire.grade + " " + "de l'unité " + d.militaire.unite : d.beneficiaire.qualite + " de " + d.militaire.grade + " " + d.militaire.prenom + " " + d.militaire.nom},</text:p>
      <text:p text:style-name="P2">pour les faits survenus le {d.affaire.dateFaits} à {d.affaire.lieu}.</text:p>
      <text:p text:style-name="P2"/>
      <text:p text:style-name="P2">{d.decision.type !== "REJET" ? "Article 2 : La protection accordée comprend la prise en charge financière des frais d'assistance juridique selon les modalités qui seront précisées par convention d'honoraires." : ""}</text:p>
      <text:p text:style-name="P2"/>
      <text:p text:style-name="P2">{d.decision.type !== "REJET" ? "Article " + (d.decision.type === "REJET" ? "2" : "3") + " : La présente décision sera notifiée à l'intéressé(e)." : "Article 2 : La présente décision sera notifiée à l'intéressé(e)."}</text:p>
      <text:p text:style-name="P2"/>
      <text:p text:style-name="P2">Fait à Paris, le {d.dateDocument}</text:p>
      <text:p text:style-name="P2"/>
      <text:p text:style-name="P2">{d.decision.autoriteSig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-complex="SimSun" style:font-family-complex="SimSun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953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1:07:43.266000000</meta:creation-date>
    <dc:date>2025-04-17T16:55:42.577462135</dc:date>
    <meta:editing-duration>PT1H40M24S</meta:editing-duration>
    <meta:editing-cycles>29</meta:editing-cycles>
    <meta:generator>LibreOffice/24.8.6.2$MacOSX_AARCH64 LibreOffice_project/6d98ba145e9a8a39fc57bcc76981d1fb1316c60c</meta:generator>
    <meta:print-date>2024-06-05T08:50:34.507004638</meta:print-date>
    <meta:document-statistic meta:table-count="0" meta:image-count="0" meta:object-count="0" meta:page-count="1" meta:paragraph-count="23" meta:word-count="275" meta:character-count="1973" meta:non-whitespace-character-count="1707"/>
  </office:meta>
</office:document-meta>
</file>